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treamingClientHttpRequest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treamingClientHttpRequest.SimpleStreamingClientHttpRequest( HttpURLConnection connection , int chunkSize , boolean outputStream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treaming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treamingClientHttpRequest.executeInternal(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StreamingClientHttpRequest.getBodyInternal( HttpHeaders h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